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Percent" style:data-style-name="N13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96333333333333cm" style:use-optimal-column-width="true"/>
    </style:style>
    <style:style style:name="co5" style:family="table-column">
      <style:table-column-properties fo:break-before="auto" style:column-width="3.33375cm" style:use-optimal-column-width="true"/>
    </style:style>
    <style:style style:name="co6" style:family="table-column">
      <style:table-column-properties fo:break-before="auto" style:column-width="3.254375cm" style:use-optimal-column-width="true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5.97958333333333cm"/>
    </style:style>
    <style:style style:name="co9" style:family="table-column">
      <style:table-column-properties fo:break-before="auto" style:column-width="7.27604166666667cm"/>
    </style:style>
    <style:style style:name="co10" style:family="table-column">
      <style:table-column-properties fo:break-before="auto" style:column-width="1.77270833333333cm" style:use-optimal-column-width="true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5.50333333333333cm"/>
    </style:style>
    <style:style style:name="co13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The 10 largest humanitarian donors to Chad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29 June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3">
            <text:p>This <text:s/>chart <text:s/>does <text:s/>not <text:s/>include <text:s/>’various <text:s/>donors’ <text:s/>and <text:s/>‘private <text:s/>donors’. <text:s/>We <text:s/>also <text:s/>do <text:s/>not <text:s/>include <text:s/>‘ECHO <text:s/>DFID<text:s/></text:p>
            <text:p>contribution’ <text:s/>to <text:s/>avoid <text:s/>double <text:s/>counting. <text:s/>EU <text:s/>institutions <text:s/>include <text:s/>both <text:s/>European <text:s/>Commission <text:s/>and <text:s/>European<text:s/></text:p>
            <text:p>Commission’s Humanitarian Aid and Civil Protection department (ECHO). CERF: Central Emergency Response Fund; US:<text:s/></text:p>
            <text:p>United State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Donor</text:p>
          </table:table-cell>
          <table:table-cell office:value-type="string" table:style-name="ce2">
            <text:p>US$ millions</text:p>
          </table:table-cell>
          <table:table-cell table:number-columns-repeated="2"/>
          <table:table-cell table:style-name="ce1">
            <draw:frame xmlns:presentation="urn:oasis:names:tc:opendocument:xmlns:presentation:1.0" draw:z-index="1" draw:id="id0" draw:style-name="a0" draw:name="Chart 2" svg:x="0.00833in" svg:y="0.03333in" svg:width="5in" svg:height="3.12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EU institutions</text:p>
          </table:table-cell>
          <table:table-cell office:value-type="float" office:value="37.837015000000001" table:style-name="ce4">
            <text:p>37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US</text:p>
          </table:table-cell>
          <table:table-cell office:value-type="float" office:value="22.2" table:style-name="ce4">
            <text:p>22.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ERF</text:p>
          </table:table-cell>
          <table:table-cell office:value-type="float" office:value="16.489145000000001" table:style-name="ce4">
            <text:p>16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Germany</text:p>
          </table:table-cell>
          <table:table-cell office:value-type="float" office:value="13.978325" table:style-name="ce4">
            <text:p>14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weden</text:p>
          </table:table-cell>
          <table:table-cell office:value-type="float" office:value="4.7754159999999999" table:style-name="ce4">
            <text:p>4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anada</text:p>
          </table:table-cell>
          <table:table-cell office:value-type="float" office:value="4.3358369999999997" table:style-name="ce4">
            <text:p>4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Japan</text:p>
          </table:table-cell>
          <table:table-cell office:value-type="float" office:value="4.3" table:style-name="ce4">
            <text:p>4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witzerland</text:p>
          </table:table-cell>
          <table:table-cell office:value-type="float" office:value="2.8682150000000002" table:style-name="ce4">
            <text:p>2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France</text:p>
          </table:table-cell>
          <table:table-cell office:value-type="float" office:value="2.0105979999999999" table:style-name="ce4">
            <text:p>2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Denmark</text:p>
          </table:table-cell>
          <table:table-cell office:value-type="float" office:value="1.0191950000000001" table:style-name="ce4">
            <text:p>1.0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table table:name="Figure_2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UN Appeals and response-plan trends to Chad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29 June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Requirements met</text:p>
          </table:table-cell>
          <table:table-cell office:value-type="string" table:style-name="ce2">
            <text:p>Unmet requirements</text:p>
          </table:table-cell>
          <table:table-cell office:value-type="string" table:style-name="ce2">
            <text:p>% requirements met</text:p>
          </table:table-cell>
          <table:table-cell/>
          <table:table-cell table:style-name="ce1">
            <draw:frame xmlns:presentation="urn:oasis:names:tc:opendocument:xmlns:presentation:1.0" draw:z-index="1" draw:id="id1" draw:style-name="a1" draw:name="Chart 1" svg:x="0in" svg:y="0.025in" svg:width="5in" svg:height="3.12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2012" table:style-name="ce2">
            <text:p>2012</text:p>
          </table:table-cell>
          <table:table-cell office:value-type="float" office:value="356.07202599999999" table:style-name="ce4">
            <text:p>356.1</text:p>
          </table:table-cell>
          <table:table-cell office:value-type="float" office:value="215.87497100000002" table:style-name="ce4">
            <text:p>215.9</text:p>
          </table:table-cell>
          <table:table-cell office:value-type="percentage" office:value="0.62256123009244502" table:style-name="ce5">
            <text:p>62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3" table:style-name="ce2">
            <text:p>2013</text:p>
          </table:table-cell>
          <table:table-cell office:value-type="float" office:value="297.86099000000002" table:style-name="ce4">
            <text:p>297.9</text:p>
          </table:table-cell>
          <table:table-cell office:value-type="float" office:value="212.07629900000001" table:style-name="ce4">
            <text:p>212.1</text:p>
          </table:table-cell>
          <table:table-cell office:value-type="percentage" office:value="0.58411298099833608" table:style-name="ce5">
            <text:p>58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4" table:style-name="ce2">
            <text:p>2014</text:p>
          </table:table-cell>
          <table:table-cell office:value-type="float" office:value="226.54429200000001" table:style-name="ce4">
            <text:p>226.5</text:p>
          </table:table-cell>
          <table:table-cell office:value-type="float" office:value="391.91378199999997" table:style-name="ce4">
            <text:p>391.9</text:p>
          </table:table-cell>
          <table:table-cell office:value-type="percentage" office:value="0.36630501164740231" table:style-name="ce5">
            <text:p>37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5" table:style-name="ce2">
            <text:p>2015</text:p>
          </table:table-cell>
          <table:table-cell office:value-type="float" office:value="266.91039899999998" table:style-name="ce4">
            <text:p>266.9</text:p>
          </table:table-cell>
          <table:table-cell office:value-type="float" office:value="304.687408" table:style-name="ce4">
            <text:p>304.7</text:p>
          </table:table-cell>
          <table:table-cell office:value-type="percentage" office:value="0.46695490383503169" table:style-name="ce5">
            <text:p>47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6" table:style-name="ce2">
            <text:p>2016</text:p>
          </table:table-cell>
          <table:table-cell office:value-type="float" office:value="78.957333000000006" table:style-name="ce4">
            <text:p>79.0</text:p>
          </table:table-cell>
          <table:table-cell office:value-type="float" office:value="487.60159500000003" table:style-name="ce4">
            <text:p>487.6</text:p>
          </table:table-cell>
          <table:table-cell office:value-type="percentage" office:value="0.13936296667096207" table:style-name="ce5">
            <text:p>14%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Figure_3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Channels of delivery of international humanitarian assistance to Chad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29 June 2016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Channel</text:p>
          </table:table-cell>
          <table:table-cell office:value-type="string" table:style-name="ce2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2" draw:style-name="a2" draw:name="Chart 1" svg:x="0.00833in" svg:y="0.01667in" svg:width="5in" svg:height="3.1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Government</text:p>
          </table:table-cell>
          <table:table-cell office:value-type="float" office:value="0.12546299999999999" table:style-name="ce2">
            <text:p>0.12546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NGOs</text:p>
          </table:table-cell>
          <table:table-cell office:value-type="float" office:value="31.684377000000001" table:style-name="ce2">
            <text:p>31.68437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Other</text:p>
          </table:table-cell>
          <table:table-cell office:value-type="float" office:value="5.482456" table:style-name="ce2">
            <text:p>5.48245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Private Orgs. &amp; Foundations</text:p>
          </table:table-cell>
          <table:table-cell office:value-type="float" office:value="5.8607089999999999" table:style-name="ce2">
            <text:p>5.86070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d Cross / Red Crescent</text:p>
          </table:table-cell>
          <table:table-cell office:value-type="float" office:value="6.4699390000000001" table:style-name="ce2">
            <text:p>6.46993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UN Agencies</text:p>
          </table:table-cell>
          <table:table-cell office:value-type="float" office:value="70.422141999999994" table:style-name="ce2">
            <text:p>70.42214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Figure_4" table:style-name="ta1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CERF allocation to Chad 2016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CERF data. Data downloaded and compiled 29 June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This sector analysis applies to all funds reported by CERF in 2016, amounting to US$10 million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Sector</text:p>
          </table:table-cell>
          <table:table-cell office:value-type="string" table:style-name="ce2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3" draw:style-name="a3" draw:name="Chart 1" svg:x="0.00833in" svg:y="0.01667in" svg:width="5in" svg:height="3.1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Food</text:p>
          </table:table-cell>
          <table:table-cell office:value-type="float" office:value="3.9903019999999998" table:style-name="ce4">
            <text:p>4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Health - Nutrition</text:p>
          </table:table-cell>
          <table:table-cell office:value-type="float" office:value="1.500006" table:style-name="ce4">
            <text:p>1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Health</text:p>
          </table:table-cell>
          <table:table-cell office:value-type="float" office:value="1.4" table:style-name="ce4">
            <text:p>1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helter and non-food items</text:p>
          </table:table-cell>
          <table:table-cell office:value-type="float" office:value="1.201327" table:style-name="ce4">
            <text:p>1.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Water and sanitation</text:p>
          </table:table-cell>
          <table:table-cell office:value-type="float" office:value="1" table:style-name="ce4">
            <text:p>1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Protection/Human Rights/Rule of Law</text:p>
          </table:table-cell>
          <table:table-cell office:value-type="float" office:value="0.69991700000000001" table:style-name="ce4">
            <text:p>0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amp Management</text:p>
          </table:table-cell>
          <table:table-cell office:value-type="float" office:value="0.2" table:style-name="ce4">
            <text:p>0.2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Figure_5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Contributions from the Central Emergency Response Fund to Chad, 2012-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29 June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CERF: Central Emergency Response Fund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float" office:value="2012" table:style-name="ce2">
            <text:p>2012</text:p>
          </table:table-cell>
          <table:table-cell office:value-type="float" office:value="2013" table:style-name="ce2">
            <text:p>2013</text:p>
          </table:table-cell>
          <table:table-cell office:value-type="float" office:value="2014" table:style-name="ce2">
            <text:p>2014</text:p>
          </table:table-cell>
          <table:table-cell office:value-type="float" office:value="2015" table:style-name="ce2">
            <text:p>2015</text:p>
          </table:table-cell>
          <table:table-cell office:value-type="float" office:value="2016" table:style-name="ce2">
            <text:p>2016</text:p>
          </table:table-cell>
          <table:table-cell/>
          <table:table-cell table:style-name="ce1">
            <draw:g xmlns:presentation="urn:oasis:names:tc:opendocument:xmlns:presentation:1.0" draw:z-index="1" draw:name="Chart 1" draw:id="id5">
              <svg:desc/>
              <draw:frame draw:id="id6" svg:x="0in" svg:y="0.00833in" svg:width="5in" svg:height="3.125in" style:rel-width="scale" style:rel-height="scale">
                <draw:object xlink:href="Object 5/" xlink:type="simple" xlink:show="embed" xlink:actuate="onLoad"/>
              </draw:frame>
              <draw:frame draw:id="id4" draw:style-name="a6" draw:name="TextBox 1" svg:x="2.6in" svg:y="0.77221in" svg:width="0.54165in" svg:height="0.29516in">
                <draw:text-box>
                  <text:p text:style-name="a5" text:class-names="" text:cond-style-name=""><text:span text:style-name="a4" text:class-names="">16.5</text:span></text:p>
                </draw:text-box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">
            <text:p>CERF</text:p>
          </table:table-cell>
          <table:table-cell office:value-type="float" office:value="17.064836" table:style-name="ce4">
            <text:p>17.1</text:p>
          </table:table-cell>
          <table:table-cell office:value-type="float" office:value="13.835680999999999" table:style-name="ce4">
            <text:p>13.8</text:p>
          </table:table-cell>
          <table:table-cell office:value-type="float" office:value="21.159935999999998" table:style-name="ce4">
            <text:p>21.2</text:p>
          </table:table-cell>
          <table:table-cell office:value-type="float" office:value="11.578315999999999" table:style-name="ce4">
            <text:p>11.6</text:p>
          </table:table-cell>
          <table:table-cell office:value-type="float" office:value="9.9915520000000004" table:style-name="ce4">
            <text:p>10.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Funding awarded in 2015 but allocated in 2016</text:p>
          </table:table-cell>
          <table:table-cell table:number-columns-repeated="4" table:style-name="ce4"/>
          <table:table-cell office:value-type="float" office:value="6.4975930000000002" table:style-name="ce4">
            <text:p>6.5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Figure_6" table:style-name="ta1"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Humanitarian funding to Chad 2016,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. Data downloaded 29 June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3">
            <text:p>‘Others’ include ‘water and sanitation’ (US$1.4 million), ‘protection/human rights/rule of law’<text:s/></text:p>
            <text:p>(US$1.0 million) and ‘education’ (US$0.7 million)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Sector</text:p>
          </table:table-cell>
          <table:table-cell office:value-type="string" table:style-name="ce2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7" draw:style-name="a8" draw:name="Chart 1" svg:x="0in" svg:y="0.03333in" svg:width="5in" svg:height="3.125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Sector not yet specified</text:p>
          </table:table-cell>
          <table:table-cell office:value-type="float" office:value="47.252195999999998" table:style-name="ce4">
            <text:p>47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Multi-sector</text:p>
          </table:table-cell>
          <table:table-cell office:value-type="float" office:value="25.660318" table:style-name="ce4">
            <text:p>25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Health</text:p>
          </table:table-cell>
          <table:table-cell office:value-type="float" office:value="17.386296999999999" table:style-name="ce4">
            <text:p>17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Food</text:p>
          </table:table-cell>
          <table:table-cell office:value-type="float" office:value="10.316545" table:style-name="ce4">
            <text:p>10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oordination and support services</text:p>
          </table:table-cell>
          <table:table-cell office:value-type="float" office:value="10.015777" table:style-name="ce4">
            <text:p>10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Agriculture</text:p>
          </table:table-cell>
          <table:table-cell office:value-type="float" office:value="6.3248410000000002" table:style-name="ce4">
            <text:p>6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Other</text:p>
          </table:table-cell>
          <table:table-cell office:value-type="float" office:value="3.0891120000000001" table:style-name="ce4">
            <text:p>3.1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Figure_7" table:style-name="ta1">
        <table:table-column table:style-name="co1" table:default-cell-style-name="ce1"/>
        <table:table-column table:style-name="co1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International humanitarian assistance to Chad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. Data downloaded 29 June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Emergency year</text:p>
          </table:table-cell>
          <table:table-cell office:value-type="float" office:value="2012" table:style-name="ce2">
            <text:p>2012</text:p>
          </table:table-cell>
          <table:table-cell office:value-type="float" office:value="2013" table:style-name="ce2">
            <text:p>2013</text:p>
          </table:table-cell>
          <table:table-cell office:value-type="float" office:value="2014" table:style-name="ce2">
            <text:p>2014</text:p>
          </table:table-cell>
          <table:table-cell office:value-type="float" office:value="2015" table:style-name="ce2">
            <text:p>2015</text:p>
          </table:table-cell>
          <table:table-cell office:value-type="float" office:value="2016" table:style-name="ce2">
            <text:p>2016</text:p>
          </table:table-cell>
          <table:table-cell table:style-name="ce1">
            <draw:frame xmlns:presentation="urn:oasis:names:tc:opendocument:xmlns:presentation:1.0" draw:z-index="1" draw:id="id8" draw:style-name="a9" draw:name="Chart 1" svg:x="0.65in" svg:y="0.01667in" svg:width="5in" svg:height="3.125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US$ millions</text:p>
          </table:table-cell>
          <table:table-cell office:value-type="float" office:value="406.36233800000002" table:style-name="ce4">
            <text:p>406.4</text:p>
          </table:table-cell>
          <table:table-cell office:value-type="float" office:value="352.72570899999999" table:style-name="ce4">
            <text:p>352.7</text:p>
          </table:table-cell>
          <table:table-cell office:value-type="float" office:value="319.36777999999998" table:style-name="ce4">
            <text:p>319.4</text:p>
          </table:table-cell>
          <table:table-cell office:value-type="float" office:value="287.06922200000002" table:style-name="ce4">
            <text:p>287.1</text:p>
          </table:table-cell>
          <table:table-cell office:value-type="float" office:value="120.045086" table:style-name="ce4">
            <text:p>120.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6-06-30T13:01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5.0pt" svg:width="360.0pt" chart:style-name="Crt0">
        <chart:plot-area chart:style-name="Plt0">
          <chart:axis chart:dimension="x" chart:name="primary-x" chart:style-name="Axs0">
            <chart:categories table:cell-range-address="Figure_1.$B$6:.$B$15"/>
          </chart:axis>
          <chart:axis chart:dimension="y" chart:name="primary-y" chart:style-name="Axs1">
            <chart:title svg:x="7.0pt" svg:y="57.48708661417323pt"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values-cell-range-address="Figure_1.$C$6:.$C$15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5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2.$B$5:.$B$9"/>
          </chart:axis>
          <chart:axis chart:dimension="y" chart:name="primary-y" chart:style-name="Axs1">
            <chart:title svg:x="6.0pt" svg:y="77.4848031496063pt" chart:style-name="AT01">
              <text:p text:style-name="a0" text:class-names="" text:cond-style-name="">US$ million</text:p>
            </chart:title>
            <chart:grid chart:class="major" chart:style-name="GMa1"/>
          </chart:axis>
          <chart:axis chart:dimension="y" chart:name="secondary-y" chart:style-name="Axs2">
            <chart:title svg:x="340.7949606299212pt" svg:y="52.31818897637795pt" chart:style-name="AT02">
              <text:p text:style-name="a2" text:class-names="" text:cond-style-name="">% of requirements met</text:p>
            </chart:title>
          </chart:axis>
          <chart:axis chart:dimension="x" chart:name="secondary-X" chart:style-name="Axs3">
            <chart:categories table:cell-range-address="Figure_2.$B$5:.$B$9"/>
          </chart:axis>
          <chart:series chart:label-cell-address="Figure_2.$C$4" chart:values-cell-range-address="Figure_2.$C$5:.$C$9" chart:class="chart:bar" chart:attached-axis="primary-y" chart:style-name="G0S0">
            <chart:data-point chart:repeated="5"/>
          </chart:series>
          <chart:series chart:label-cell-address="Figure_2.$D$4" chart:values-cell-range-address="Figure_2.$D$5:.$D$9" chart:class="chart:bar" chart:attached-axis="primary-y" chart:style-name="G0S1">
            <chart:data-point chart:repeated="5"/>
          </chart:series>
          <chart:series chart:label-cell-address="Figure_2.$E$4" chart:values-cell-range-address="Figure_2.$E$5:.$E$9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percentag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percentag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5.0pt" svg:width="360.0pt" chart:style-name="Crt0">
        <chart:plot-area chart:style-name="Plt0">
          <chart:axis chart:dimension="x">
            <chart:categories table:cell-range-address="Figure_3.$B$5:.$B$10"/>
          </chart:axis>
          <chart:axis chart:dimension="y"/>
          <chart:series chart:values-cell-range-address="Figure_3.$C$5:.$C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5.0pt" svg:width="360.0pt" chart:style-name="Crt0">
        <chart:plot-area chart:style-name="Plt0">
          <chart:axis chart:dimension="x">
            <chart:categories table:cell-range-address="Figure_4.$B$6:.$B$12"/>
          </chart:axis>
          <chart:axis chart:dimension="y"/>
          <chart:series chart:values-cell-range-address="Figure_4.$C$6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3" style:data-style-name="N0">
      <style:chart-properties chart:link-data-style-to-source="true" chart:data-label-number="non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5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ure_5.$C$5:.$G$5"/>
          </chart:axis>
          <chart:axis chart:dimension="y" chart:name="primary-y" chart:style-name="Axs1">
            <chart:title svg:x="7.0pt" svg:y="77.4848031496063pt"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label-cell-address="Figure_5.$B$6" chart:values-cell-range-address="Figure_5.$C$6:.$G$6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series chart:label-cell-address="Figure_5.$B$7" chart:values-cell-range-address="Figure_5.$C$7:.$G$7" chart:class="chart:bar" chart:attached-axis="primary-y" chart:style-name="G0S1">
            <chart:data-point chart:repeated="3"/>
            <chart:data-point chart:style-name="G0S1P3"/>
            <chart:data-point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percentag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percentag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percentage" chart:data-label-text="tru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5.0pt" svg:width="360.0pt" chart:style-name="Crt0">
        <chart:plot-area chart:style-name="Plt0">
          <chart:axis chart:dimension="x">
            <chart:categories table:cell-range-address="Figure_6.$B$6:.$B$12"/>
          </chart:axis>
          <chart:axis chart:dimension="y"/>
          <chart:series chart:values-cell-range-address="Figure_6.$C$6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5.0pt" svg:width="360.0pt" chart:style-name="Crt0">
        <chart:plot-area chart:style-name="Plt0">
          <chart:axis chart:dimension="x" chart:name="primary-x" chart:style-name="Axs0">
            <chart:categories table:cell-range-address="Figure_7.$C$4:.$G$4"/>
          </chart:axis>
          <chart:axis chart:dimension="y" chart:name="primary-y" chart:style-name="Axs1">
            <chart:title svg:x="6.0pt" svg:y="78.52645669291338pt"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values-cell-range-address="Figure_7.$C$5:.$G$5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